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" svg:font-family="Courier"/>
  </office:font-face-decls>
  <office:automatic-styles>
    <style:style style:family="text" style:name="ab6c6a9">
      <style:text-properties style:text-position="super"/>
    </style:style>
    <style:style style:family="text" style:name="a057f96">
      <style:text-properties style:text-position="sub"/>
    </style:style>
    <style:style style:family="text" style:name="a1d8844">
      <style:text-properties style:font-name="Courier"/>
    </style:style>
    <style:style style:family="text" style:name="a090586">
      <style:text-properties style:font-name="Courier" style:text-position="sub"/>
    </style:style>
    <style:style style:family="text" style:name="af01667">
      <style:text-properties style:font-name="Courier" style:text-position="sub"/>
    </style:style>
    <style:style style:family="text" style:name="a4c8e28">
      <style:text-properties style:font-name="Courier" style:text-position="super"/>
    </style:style>
    <style:style style:family="text" style:name="a9467b4">
      <style:text-properties style:font-name="Courier" style:text-position="super"/>
    </style:style>
  </office:automatic-styles>
  <office:body>
    <office:text>
      <text:p><text:span text:style-name="a1d8844">Courier<text:s/></text:span><text:span text:style-name="af01667">subscript<text:s/></text:span><text:span text:style-name="a9467b4">superscrip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" svg:font-family="Courier"/>
  </office:font-face-decl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08</dc:date>
    <meta:editing-cycles>2</meta:editing-cycles>
    <meta:editing-duration>PT0.046S</meta:editing-duration>
  </office:meta>
</office:document-meta>
</file>